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solid" draw:fill="solid" draw:fill-color="#cccccc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fill="none"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_20__28_var_29_" draw:marker-start="Arrow"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1.778cm" svg:x="2.13cm" svg:y="3.1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874cm" svg:height="10.16cm" svg:x="8.496cm" svg:y="1.224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318cm" svg:height="2.44cm" svg:x="21.588cm" svg:y="7.828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1.778cm" svg:x="2.13cm" svg:y="5.9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75cm" svg:height="1.778cm" svg:x="2.13cm" svg:y="8.6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5.432cm" svg:y1="6.812cm" svg:x2="9.242cm" svg:y2="6.812cm">
          <text:p text:style-name="P1"><text:span text:style-name="T1">Status</text:span><text:span text:style-name="T1"><text:line-break/></text:span><text:span text:style-name="T1">Report</text:span></text:p>
        </draw:line>
        <draw:line draw:style-name="gr4" draw:text-style-name="P2" draw:layer="layout" svg:x1="5.432cm" svg:y1="9.606cm" svg:x2="9.242cm" svg:y2="9.606cm">
          <text:p text:style-name="P1"><text:span text:style-name="T1">Ping</text:span><text:span text:style-name="T1"><text:line-break/></text:span><text:span text:style-name="T1"/></text:p>
        </draw:line>
        <draw:line draw:style-name="gr4" draw:text-style-name="P2" draw:layer="layout" svg:x1="5.432cm" svg:y1="4.018cm" svg:x2="9.242cm" svg:y2="4.018cm">
          <text:p text:style-name="P1"><text:span text:style-name="T1">Alert</text:span><text:span text:style-name="T1"><text:line-break/></text:span><text:span text:style-name="T1"/></text:p>
        </draw:line>
        <draw:custom-shape draw:style-name="gr5" draw:text-style-name="P2" draw:layer="layout" svg:width="5.342cm" svg:height="3.556cm" svg:x="10.266cm" svg:y="2.864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48cm" svg:height="1.27cm" svg:x="11.413cm" svg:y="3.88cm">
          <text:p text:style-name="P1"><text:span text:style-name="T2">Device 1</text:span><text:span text:style-name="T2"><text:line-break/></text:span><text:span text:style-name="T2">Device 2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8cm" svg:height="0.762cm" svg:x="10.647cm" svg:y="5.358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342cm" svg:height="3.556cm" svg:x="10.266cm" svg:y="7.182cm">
          <text:p text:style-name="P1"><text:span text:style-name="T1">Grou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48cm" svg:height="1.27cm" svg:x="11.413cm" svg:y="8.198cm">
          <text:p text:style-name="P1"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26cm" svg:height="0.762cm" svg:x="10.774cm" svg:y="9.72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9.242cm" svg:y1="5.288cm" svg:x2="9.242cm" svg:y2="6.812cm">
          <text:p/>
        </draw:line>
        <draw:line draw:style-name="gr7" draw:text-style-name="P3" draw:layer="layout" svg:x1="10.258cm" svg:y1="9.606cm" svg:x2="9.242cm" svg:y2="9.606cm">
          <text:p/>
        </draw:line>
        <draw:line draw:style-name="gr7" draw:text-style-name="P3" draw:layer="layout" svg:x1="10.258cm" svg:y1="5.288cm" svg:x2="9.242cm" svg:y2="5.288cm">
          <text:p/>
        </draw:line>
        <draw:line draw:style-name="gr7" draw:text-style-name="P3" draw:layer="layout" svg:x1="10.258cm" svg:y1="4.018cm" svg:x2="9.242cm" svg:y2="4.018cm">
          <text:p/>
        </draw:line>
        <draw:custom-shape draw:style-name="gr1" draw:text-style-name="P1" draw:layer="layout" svg:width="4.318cm" svg:height="0.762cm" svg:x="21.588cm" svg:y="7.158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5.61cm" svg:y1="9.652cm" svg:x2="21.59cm" svg:y2="9.706cm">
          <text:p text:style-name="P1"><text:span text:style-name="T1">Ping</text:span><text:span text:style-name="T1"><text:line-break/></text:span><text:span text:style-name="T1"/></text:p>
        </draw:line>
        <draw:custom-shape draw:style-name="gr3" draw:text-style-name="P1" draw:layer="layout" svg:width="4.318cm" svg:height="2.286cm" svg:x="21.588cm" svg:y="3.256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5.608cm" svg:y1="3.764cm" svg:x2="21.588cm" svg:y2="3.764cm">
          <text:p text:style-name="P1"><text:span text:style-name="T1">Alert</text:span><text:span text:style-name="T1"><text:line-break/></text:span><text:span text:style-name="T1"/></text:p>
        </draw:line>
        <draw:custom-shape draw:style-name="gr1" draw:text-style-name="P1" draw:layer="layout" svg:width="4.318cm" svg:height="0.762cm" svg:x="21.588cm" svg:y="2.494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5.608cm" svg:y1="4.98cm" svg:x2="21.588cm" svg:y2="5.034cm">
          <text:p text:style-name="P1"><text:span text:style-name="T1">Status Report</text:span><text:span text:style-name="T1"><text:line-break/></text:span><text:span text:style-name="T1"/></text:p>
        </draw:line>
        <draw:line draw:style-name="gr9" draw:text-style-name="P3" draw:layer="layout" svg:x1="9.241cm" svg:y1="6.811cm" svg:x2="9.241cm" svg:y2="8.335cm">
          <text:p/>
        </draw:line>
        <draw:line draw:style-name="gr10" draw:text-style-name="P3" draw:layer="layout" svg:x1="10.257cm" svg:y1="8.336cm" svg:x2="9.241cm" svg:y2="8.336cm">
          <text:p/>
        </draw:line>
        <draw:line draw:style-name="gr8" draw:text-style-name="P2" draw:layer="layout" svg:x1="15.61cm" svg:y1="8.328cm" svg:x2="21.59cm" svg:y2="8.382cm">
          <text:p text:style-name="P1"><text:span text:style-name="T1">Status Report</text:span><text:span text:style-name="T1"><text:line-break/></text:span><text:span text:style-name="T1"/></text:p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indent="0cm"/>
      <style:text-properties style:use-window-font-color="true" style:text-outline="false" style:text-line-through-style="none" fo:font-family="'Liberation Sans'" style:font-family-generic="roman" style:font-pitch="variable" fo:font-size="19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1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6cm" presentation:class="title" presentation:placeholder="true">
        <draw:text-box/>
      </draw:frame>
      <draw:frame presentation:style-name="Default-outline1" draw:layer="backgroundobjects" svg:width="25.191cm" svg:height="7.365cm" svg:x="1.399cm" svg:y="2.971cm" presentation:class="outline" presentation:placeholder="true">
        <draw:text-box/>
      </draw:frame>
      <draw:frame presentation:style-name="Mpr1" draw:text-style-name="MP1" draw:layer="backgroundobjects" svg:width="6.521cm" svg:height="0.876cm" svg:x="1.399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76cm" svg:x="9.572cm" svg:y="11.5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876cm" svg:x="20.069cm" svg:y="11.5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7H21M17S</meta:editing-duration>
    <meta:editing-cycles>42</meta:editing-cycles>
    <dc:date>2013-02-28T17:46:29</dc:date>
    <meta:generator>LibreOffice/3.5$Linux_x86 LibreOffice_project/350m1$Build-2</meta:generator>
    <meta:document-statistic meta:object-count="50"/>
  </office:meta>
</office:document-meta>
</file>